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76388" officeooo:paragraph-rsid="00076388" style:font-size-asian="9.14999961853027pt" style:font-size-complex="10.5pt"/>
    </style:style>
    <style:style style:name="P2" style:family="paragraph" style:parent-style-name="Standard">
      <style:text-properties fo:font-size="21pt" style:text-underline-style="solid" style:text-underline-type="double" style:text-underline-width="auto" style:text-underline-color="font-color" officeooo:rsid="00076388" officeooo:paragraph-rsid="00076388" style:font-size-asian="21pt" style:font-size-complex="21pt"/>
    </style:style>
    <style:style style:name="P3" style:family="paragraph" style:parent-style-name="Standard">
      <style:text-properties fo:font-size="10.5pt" officeooo:rsid="00076388" officeooo:paragraph-rsid="00076388" style:font-size-asian="9.14999961853027pt" style:font-size-complex="10.5pt"/>
    </style:style>
    <style:style style:name="P4" style:family="paragraph" style:parent-style-name="Standard">
      <style:text-properties fo:font-size="10.5pt" style:text-underline-style="none" officeooo:paragraph-rsid="00076388" style:font-size-asian="10.5pt" style:font-size-complex="10.5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5pt" officeooo:rsid="00076388" officeooo:paragraph-rsid="00076388" style:font-size-asian="15pt" style:font-size-complex="15pt"/>
    </style:style>
    <style:style style:name="P7" style:family="paragraph" style:parent-style-name="Standard">
      <style:text-properties fo:font-size="15pt" officeooo:paragraph-rsid="00076388" style:font-size-asian="15pt" style:font-size-complex="15pt"/>
    </style:style>
    <style:style style:name="T1" style:family="text">
      <style:text-properties fo:font-size="21pt" officeooo:rsid="001b02e1" style:font-size-asian="21pt" style:font-size-complex="2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76388" style:font-size-asian="10.5pt" style:font-size-complex="10.5pt"/>
    </style:style>
    <style:style style:name="T4" style:family="text">
      <style:text-properties fo:font-size="10.5pt" officeooo:rsid="000c3c17" style:font-size-asian="10.5pt" style:font-size-complex="10.5pt"/>
    </style:style>
    <style:style style:name="T5" style:family="text">
      <style:text-properties style:text-underline-style="none"/>
    </style:style>
    <style:style style:name="T6" style:family="text">
      <style:text-properties officeooo:rsid="000aa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ORÍA</text:span></text:p>
      <text:p text:style-name="P2"/>
      <text:p text:style-name="P6">Apartado 1</text:p>
      <text:p text:style-name="P4"/>
      <text:p text:style-name="P7"><text:span text:style-name="T2">1.- ¿Cómo se accede a archivos </text:span><text:span text:style-name="T3">XML </text:span><text:span text:style-name="T2">con el parser SAX? </text:span></text:p>
      <text:p text:style-name="P7"><text:span text:style-name="T2"><text:tab/></text:span><text:span text:style-name="T4">SAX (Simple Api for XML) procesa los archivos XMLde manera secuancial y evento-dirigida. A medida que lee el documento XML, dispara eventos cuando encuentra elementos. No carga el docuemtno completo en memoria, lo que le hace más eficiente al procesar archivos grandes.</text:span></text:p>
      <text:p text:style-name="P7"><text:span text:style-name="T4"/></text:p>
      <text:p text:style-name="P7"><text:span text:style-name="T4"><text:tab/>1- Imlpementar implementar interfaz conten</text:span></text:p>
      <text:p text:style-name="P5"/>
      <text:p text:style-name="P5"><text:span text:style-name="T6">2</text:span>.- ¿Qué clase está asociada a las operaciones de gestión de ficheros y directorios (por<text:line-break/>ejemplo, creación, borrado, copia, etc...)? <text:span text:style-name="T5">Comenta</text:span> al menos 3 de sus métodos.</text:p>
      <text:p text:style-name="P5"/>
      <text:p text:style-name="Standard"/>
      <text:p text:style-name="P6">Apartado 2</text:p>
      <text:p text:style-name="P6"/>
      <text:p text:style-name="P1">1.- Explica qué finalidad tiene este método y cómo se lleva a cabo el trabajo, principalmente lo relacionado con objetos derivados de la clase File y el tratamiento de las excepciones.</text:p>
      <text:p text:style-name="P1"/>
      <text:p text:style-name="P1">2.-¿Cómo se accede a archiovos XML con el parser SAX?</text:p>
      <text:p text:style-name="P1"/>
      <text:p text:style-name="P1">3.- ¿Enumera y explica las diferencias más importanets entre DOM y SAX?</text:p>
      <text:p text:style-name="P1"/>
      <text:p text:style-name="P1">4.- ¿Cómo se accde a archivos XML con el parser DOM?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17:16:00.914000000</meta:creation-date>
    <dc:date>2024-10-20T16:10:41.655000000</dc:date>
    <meta:editing-duration>PT4H49M13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1" meta:word-count="154" meta:character-count="921" meta:non-whitespace-character-count="774"/>
  </office:meta>
</office:document-meta>
</file>